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984cm" fo:margin-left="-0.191cm" fo:margin-top="0cm" fo:margin-bottom="0cm" table:align="left" style:writing-mode="lr-tb"/>
    </style:style>
    <style:style style:name="Tabla1.A" style:family="table-column">
      <style:table-column-properties style:column-width="3.745cm"/>
    </style:style>
    <style:style style:name="Tabla1.B" style:family="table-column">
      <style:table-column-properties style:column-width="3.743cm"/>
    </style:style>
    <style:style style:name="Tabla1.C" style:family="table-column">
      <style:table-column-properties style:column-width="3.748cm"/>
    </style:style>
    <style:style style:name="Tabla1.D" style:family="table-column">
      <style:table-column-properties style:column-width="3.74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57146467584929521" text:style-name="WWNum1">
        <text:list-item>
          <text:p text:style-name="P3">Subtítulos</text:p>
        </text:list-item>
        <text:list-item>
          <text:p text:style-name="P2">Características sensoriales</text:p>
        </text:list-item>
        <text:list-item>
          <text:p text:style-name="P2">Uso del color</text:p>
        </text:list-item>
        <text:list-item>
          <text:p text:style-name="P2">Contraste</text:p>
        </text:list-item>
        <text:list-item>
          <text:p text:style-name="P2">Tiempo ajustable</text:p>
        </text:list-item>
        <text:list-item>
          <text:p text:style-name="P2">Umbral de tres destellos</text:p>
        </text:list-item>
        <text:list-item>
          <text:p text:style-name="P2">Encabezados y etiquetas</text:p>
        </text:list-item>
        <text:list-item>
          <text:p text:style-name="P2">Propósitos de los enlaces</text:p>
        </text:list-item>
        <text:list-item>
          <text:p text:style-name="P2">Nivel de lectura</text:p>
        </text:list-item>
        <text:list-item>
          <text:p text:style-name="P2">Navegación consistente</text:p>
        </text:list-item>
        <text:list-item>
          <text:p text:style-name="P2">Identificación de errores</text:p>
        </text:list-item>
        <text:list-item>
          <text:p text:style-name="P2">Ayuda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>Requisito</text:p>
          </table:table-cell>
          <table:table-cell table:style-name="Tabla1.A1" office:value-type="string">
            <text:p text:style-name="P1">Valor</text:p>
          </table:table-cell>
          <table:table-cell table:style-name="Tabla1.A1" office:value-type="string">
            <text:p text:style-name="P1">Explicación</text:p>
          </table:table-cell>
          <table:table-cell table:style-name="Tabla1.A1" office:value-type="string">
            <text:p text:style-name="P1">Mejoras</text:p>
          </table:table-cell>
        </table:table-row>
        <table:table-row table:style-name="Tabla1.1">
          <table:table-cell table:style-name="Tabla1.A1" office:value-type="string">
            <text:p text:style-name="P1">Subtítulos</text:p>
          </table:table-cell>
          <table:table-cell table:style-name="Tabla1.A1" office:value-type="string">
            <text:p text:style-name="P1">Mal</text:p>
          </table:table-cell>
          <table:table-cell table:style-name="Tabla1.A1" office:value-type="string">
            <text:p text:style-name="P1">En los videos subidos por los usuarios no se da la opción de que agreguen subtítulos.</text:p>
          </table:table-cell>
          <table:table-cell table:style-name="Tabla1.A1" office:value-type="string">
            <text:p text:style-name="P1">Crear subtítulos automáticos o añadir una funcionalidad para que los usuarios puedan añadir sus propios subtítulos.</text:p>
          </table:table-cell>
        </table:table-row>
        <table:table-row table:style-name="Tabla1.1">
          <table:table-cell table:style-name="Tabla1.A1" office:value-type="string">
            <text:p text:style-name="P1">Características sensoriales</text:p>
          </table:table-cell>
          <table:table-cell table:style-name="Tabla1.A1" office:value-type="string">
            <text:p text:style-name="P1">Mal</text:p>
          </table:table-cell>
          <table:table-cell table:style-name="Tabla1.A1" office:value-type="string">
            <text:p text:style-name="P1">Existe una instrucción al añadir un producto o un material (para añadir una imagen) que depende únicamente de una imagen.</text:p>
          </table:table-cell>
          <table:table-cell table:style-name="Tabla1.A1" office:value-type="string">
            <text:p text:style-name="P1">Añadir una instrucción escrita para este paso.</text:p>
          </table:table-cell>
        </table:table-row>
        <table:table-row table:style-name="Tabla1.1">
          <table:table-cell table:style-name="Tabla1.A1" office:value-type="string">
            <text:p text:style-name="P1">Uso del color</text:p>
          </table:table-cell>
          <table:table-cell table:style-name="Tabla1.A1" office:value-type="string">
            <text:p text:style-name="P1">Bien</text:p>
          </table:table-cell>
          <table:table-cell table:style-name="Tabla1.A1" office:value-type="string">
            <text:p text:style-name="P1">Todos los colores usados son meramente decorativos.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Contraste</text:p>
          </table:table-cell>
          <table:table-cell table:style-name="Tabla1.A1" office:value-type="string">
            <text:p text:style-name="P1">Bien</text:p>
          </table:table-cell>
          <table:table-cell table:style-name="Tabla1.A1" office:value-type="string">
            <text:p text:style-name="P1">Todas las combinaciones de fondo y contenido superan el ratio de contraste mínimo de 4,5:1, con el ratio más pequeño dentro de la aplicación siendo 9,7:1.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Tiempo ajustable</text:p>
          </table:table-cell>
          <table:table-cell table:style-name="Tabla1.A1" office:value-type="string">
            <text:p text:style-name="P1">No aplica</text:p>
          </table:table-cell>
          <table:table-cell table:style-name="Tabla1.A1" office:value-type="string">
            <text:p text:style-name="P1">La aplicación no tiene tareas basadas en el tiempo.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Umbral de tres <text:soft-page-break/>destellos</text:p>
          </table:table-cell>
          <table:table-cell table:style-name="Tabla1.A1" office:value-type="string">
            <text:p text:style-name="P1">No aplica</text:p>
          </table:table-cell>
          <table:table-cell table:style-name="Tabla1.A1" office:value-type="string">
            <text:p text:style-name="P1">La aplicación tiene <text:soft-page-break/>contenido con destellos (si bien los usuarios pueden subir videos con destellos y no se puede gestionar).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Encabezados y etiquetas</text:p>
          </table:table-cell>
          <table:table-cell table:style-name="Tabla1.A1" office:value-type="string">
            <text:p text:style-name="P1">Depende de implementación</text:p>
          </table:table-cell>
          <table:table-cell table:style-name="Tabla1.A1" office:value-type="string">
            <text:p text:style-name="P1">Este requisito atiende únicamente al código HTML, que aún no ha sido desarrollado.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Propósito de los enlaces</text:p>
          </table:table-cell>
          <table:table-cell table:style-name="Tabla1.A1" office:value-type="string">
            <text:p text:style-name="P1">Bien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ÑAKI OTERO ANTERO</meta:initial-creator>
    <dc:creator>Sanchez </dc:creator>
    <meta:editing-cycles>1</meta:editing-cycles>
    <meta:creation-date>2022-05-23T15:23:00</meta:creation-date>
    <dc:date>2022-06-03T12:01:31.79</dc:date>
    <meta:editing-duration>PT34S</meta:editing-duration>
    <meta:generator>OpenOffice/4.1.9$Win32 OpenOffice.org_project/419m1$Build-9805</meta:generator>
    <meta:document-statistic meta:table-count="1" meta:image-count="0" meta:object-count="0" meta:page-count="2" meta:paragraph-count="41" meta:word-count="211" meta:character-count="13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